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119.63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roit des modérateur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ettre de la tâche</text:p>
          </table:table-cell>
          <table:table-cell office:value-type="string" calcext:value-type="string">
            <text:p>Nom de la tâche</text:p>
          </table:table-cell>
          <table:table-cell office:value-type="string" calcext:value-type="string">
            <text:p>Tâche précédente</text:p>
          </table:table-cell>
          <table:table-cell office:value-type="string" calcext:value-type="string">
            <text:p>Durée de la tâch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ireframe de la page « Modération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tyles tiles de la page « Modération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ception liaison base de données - « Modération »</text:p>
          </table:table-cell>
          <table:table-cell table:style-name="ce1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nception du contrôleur Modération</text:p>
          </table:table-cell>
          <table:table-cell table:style-name="ce1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éalisation du front de la page de modération</text:p>
          </table:table-cell>
          <table:table-cell table:style-name="ce1" office:value-type="string" calcext:value-type="string">
            <text:p>A, B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éalisation du modèle « Modération »</text:p>
          </table:table-cell>
          <table:table-cell table:style-name="ce1"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éalisation du contrôleur Modération</text:p>
          </table:table-cell>
          <table:table-cell table:style-name="ce1" office:value-type="string" calcext:value-type="string">
            <text:p>D, F</text:p>
          </table:table-cell>
          <table:table-cell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4:28:39.446445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3:47:34.961502533</meta:creation-date>
    <meta:generator>LibreOffice/5.1.4.2$Linux_X86_64 LibreOffice_project/10m0$Build-2</meta:generator>
    <dc:date>2017-01-05T15:02:25.651170016</dc:date>
    <meta:editing-duration>PT47M7S</meta:editing-duration>
    <meta:editing-cycles>8</meta:editing-cycles>
    <meta:document-statistic meta:table-count="1" meta:cell-count="26" meta:object-count="0"/>
  </office:meta>
</office:document-meta>
</file>